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ans" officeooo:rsid="001a9b97" officeooo:paragraph-rsid="001a9b97"/>
    </style:style>
    <style:style style:name="P2" style:family="paragraph" style:parent-style-name="Standard">
      <style:paragraph-properties fo:text-align="center" style:justify-single-word="false"/>
      <style:text-properties style:font-name="Liberation Sans" fo:font-size="14pt" fo:font-weight="bold" officeooo:rsid="001a9b97" officeooo:paragraph-rsid="001a9b97" style:font-size-asian="14pt" style:font-weight-asian="bold" style:font-size-complex="14pt" style:font-weight-complex="bold"/>
    </style:style>
    <style:style style:name="P3" style:family="paragraph" style:parent-style-name="Standard">
      <style:text-properties style:font-name="Liberation Sans" fo:font-size="10pt" officeooo:rsid="001a9b97" officeooo:paragraph-rsid="001a9b97" style:font-size-asian="8.75pt" style:font-size-complex="10pt"/>
    </style:style>
    <style:style style:name="P4" style:family="paragraph" style:parent-style-name="Standard" style:master-page-name="">
      <loext:graphic-properties draw:fill="solid" draw:fill-color="#dddddd"/>
      <style:paragraph-properties fo:margin-left="0in" fo:margin-right="0in" fo:text-indent="0.1252in" style:auto-text-indent="false" style:page-number="auto" fo:background-color="#dddddd"/>
      <style:text-properties style:font-name="Liberation Sans" officeooo:rsid="001b7b80" officeooo:paragraph-rsid="001b7b80"/>
    </style:style>
    <style:style style:name="P5" style:family="paragraph" style:parent-style-name="Standard">
      <loext:graphic-properties draw:fill="solid" draw:fill-color="#dddddd"/>
      <style:paragraph-properties fo:margin-left="0in" fo:margin-right="0in" fo:text-indent="0.1252in" style:auto-text-indent="false" fo:background-color="#dddddd"/>
      <style:text-properties style:font-name="Liberation Sans" officeooo:rsid="001a9b97" officeooo:paragraph-rsid="001a9b97"/>
    </style:style>
    <style:style style:name="P6" style:family="paragraph" style:parent-style-name="Standard">
      <loext:graphic-properties draw:fill="solid" draw:fill-color="#dddddd"/>
      <style:paragraph-properties fo:margin-left="0in" fo:margin-right="0in" fo:text-indent="0.1252in" style:auto-text-indent="false" fo:background-color="#dddddd"/>
      <style:text-properties style:font-name="Liberation Sans" officeooo:rsid="001a9b97" officeooo:paragraph-rsid="001b7b80"/>
    </style:style>
    <style:style style:name="P7" style:family="paragraph" style:parent-style-name="Standard">
      <loext:graphic-properties draw:fill="solid" draw:fill-color="#dddddd"/>
      <style:paragraph-properties fo:margin-left="0in" fo:margin-right="0in" fo:text-indent="0.1252in" style:auto-text-indent="false" fo:background-color="#dddddd"/>
      <style:text-properties style:font-name="Liberation Sans" officeooo:rsid="001b7b80" officeooo:paragraph-rsid="001b7b80"/>
    </style:style>
    <style:style style:name="P8" style:family="paragraph" style:parent-style-name="Standard">
      <loext:graphic-properties draw:fill="none" draw:fill-color="#dddddd"/>
      <style:paragraph-properties fo:margin-left="0in" fo:margin-right="0in" fo:text-indent="0in" style:auto-text-indent="false" fo:background-color="transparent"/>
      <style:text-properties style:font-name="Liberation Sans" fo:font-size="10pt" officeooo:rsid="001b7b80" officeooo:paragraph-rsid="001b7b80" style:font-size-asian="8.75pt" style:font-size-complex="10pt"/>
    </style:style>
    <style:style style:name="P9" style:family="paragraph" style:parent-style-name="Standard">
      <loext:graphic-properties draw:fill="none" draw:fill-color="#dddddd"/>
      <style:paragraph-properties fo:margin-left="0in" fo:margin-right="0in" fo:text-indent="0in" style:auto-text-indent="false" fo:background-color="transparent"/>
      <style:text-properties style:font-name="Liberation Sans" fo:font-size="10pt" officeooo:rsid="001d006f" officeooo:paragraph-rsid="001d006f" style:font-size-asian="8.75pt" style:font-size-complex="10pt"/>
    </style:style>
    <style:style style:name="P10" style:family="paragraph" style:parent-style-name="Standard">
      <loext:graphic-properties draw:fill="none" draw:fill-color="#dddddd"/>
      <style:paragraph-properties fo:margin-left="0in" fo:margin-right="0in" fo:text-indent="0in" style:auto-text-indent="false" fo:background-color="transparent"/>
      <style:text-properties style:font-name="Liberation Sans" fo:font-size="10pt" officeooo:rsid="001d006f" officeooo:paragraph-rsid="001e2bce" style:font-size-asian="8.75pt" style:font-size-complex="10pt"/>
    </style:style>
    <style:style style:name="P11" style:family="paragraph" style:parent-style-name="Standard">
      <loext:graphic-properties draw:fill="none" draw:fill-color="#dddddd"/>
      <style:paragraph-properties fo:margin-left="0in" fo:margin-right="0in" fo:text-indent="0in" style:auto-text-indent="false" fo:background-color="transparent"/>
      <style:text-properties style:font-name="Liberation Sans" fo:font-size="10pt" officeooo:rsid="001e2bce" officeooo:paragraph-rsid="001d006f" style:font-size-asian="8.75pt" style:font-size-complex="10pt"/>
    </style:style>
    <style:style style:name="P12" style:family="paragraph" style:parent-style-name="Standard">
      <loext:graphic-properties draw:fill="none" draw:fill-color="#dddddd"/>
      <style:paragraph-properties fo:margin-left="0in" fo:margin-right="0in" fo:text-indent="0in" style:auto-text-indent="false" fo:background-color="transparent"/>
      <style:text-properties style:font-name="Liberation Sans" fo:font-size="10pt" officeooo:rsid="001e2bce" officeooo:paragraph-rsid="001e2bce" style:font-size-asian="8.75pt" style:font-size-complex="10pt"/>
    </style:style>
    <style:style style:name="P13" style:family="paragraph" style:parent-style-name="Standard">
      <loext:graphic-properties draw:fill="none" draw:fill-color="#dddddd"/>
      <style:paragraph-properties fo:margin-left="0in" fo:margin-right="0in" fo:text-indent="0in" style:auto-text-indent="false" fo:background-color="transparent"/>
      <style:text-properties style:font-name="Liberation Sans" fo:font-size="10pt" officeooo:rsid="001e2bce" officeooo:paragraph-rsid="001f0667" style:font-size-asian="8.75pt" style:font-size-complex="10pt"/>
    </style:style>
    <style:style style:name="P14" style:family="paragraph" style:parent-style-name="Standard">
      <loext:graphic-properties draw:fill="none" draw:fill-color="#dddddd"/>
      <style:paragraph-properties fo:margin-left="0in" fo:margin-right="0in" fo:text-indent="0in" style:auto-text-indent="false" fo:background-color="transparent"/>
      <style:text-properties style:font-name="Liberation Sans" fo:font-size="10pt" officeooo:rsid="002492cd" officeooo:paragraph-rsid="002492cd" style:font-size-asian="8.75pt" style:font-size-complex="10pt"/>
    </style:style>
    <style:style style:name="P15" style:family="paragraph" style:parent-style-name="Standard">
      <loext:graphic-properties draw:fill="none" draw:fill-color="#dddddd"/>
      <style:paragraph-properties fo:margin-left="0in" fo:margin-right="0in" fo:text-indent="0in" style:auto-text-indent="false" fo:background-color="transparent"/>
      <style:text-properties style:font-name="Liberation Sans" fo:font-size="10pt" officeooo:rsid="00269207" officeooo:paragraph-rsid="00269207" style:font-size-asian="8.75pt" style:font-size-complex="10pt"/>
    </style:style>
    <style:style style:name="P16" style:family="paragraph" style:parent-style-name="Standard">
      <loext:graphic-properties draw:fill="none" draw:fill-color="#dddddd"/>
      <style:paragraph-properties fo:margin-left="0in" fo:margin-right="0in" fo:text-indent="0in" style:auto-text-indent="false" fo:background-color="transparent"/>
      <style:text-properties style:font-name="Liberation Sans" fo:font-size="10pt" officeooo:rsid="002106a1" officeooo:paragraph-rsid="0027d500" style:font-size-asian="8.75pt" style:font-size-complex="10pt"/>
    </style:style>
    <style:style style:name="P17" style:family="paragraph" style:parent-style-name="Standard">
      <loext:graphic-properties draw:fill="none" draw:fill-color="#dddddd"/>
      <style:paragraph-properties fo:margin-left="0in" fo:margin-right="0in" fo:text-indent="0in" style:auto-text-indent="false" fo:background-color="transparent"/>
      <style:text-properties style:font-name="Liberation Sans1" fo:font-size="10pt" officeooo:rsid="001f0667" officeooo:paragraph-rsid="001f0667" style:font-size-asian="10pt" style:font-name-complex="Liberation Sans2" style:font-size-complex="10pt"/>
    </style:style>
    <style:style style:name="P18" style:family="paragraph" style:parent-style-name="Standard">
      <loext:graphic-properties draw:fill="none" draw:fill-color="#dddddd"/>
      <style:paragraph-properties fo:margin-left="0in" fo:margin-right="0in" fo:text-indent="0in" style:auto-text-indent="false" fo:background-color="transparent"/>
      <style:text-properties style:font-name="Liberation Sans1" fo:font-size="10pt" officeooo:rsid="002036f4" officeooo:paragraph-rsid="002036f4" style:font-size-asian="10pt" style:font-name-complex="Liberation Sans2" style:font-size-complex="10pt"/>
    </style:style>
    <style:style style:name="P19" style:family="paragraph" style:parent-style-name="Standard" style:master-page-name="">
      <loext:graphic-properties draw:fill="none" draw:fill-color="#dddddd"/>
      <style:paragraph-properties fo:margin-left="0in" fo:margin-right="0in" fo:text-indent="0in" style:auto-text-indent="false" style:page-number="auto" fo:background-color="transparent"/>
      <style:text-properties style:font-name="Liberation Sans" fo:font-size="10pt" officeooo:rsid="001a9b97" officeooo:paragraph-rsid="001b7b80" style:font-size-asian="8.75pt" style:font-size-complex="10pt"/>
    </style:style>
    <style:style style:name="P20" style:family="paragraph" style:parent-style-name="Standard" style:list-style-name="L1">
      <loext:graphic-properties draw:fill="none" draw:fill-color="#dddddd"/>
      <style:paragraph-properties fo:background-color="transparent"/>
      <style:text-properties style:font-name="Liberation Sans1" fo:font-size="10pt" officeooo:rsid="002036f4" officeooo:paragraph-rsid="002036f4" style:font-size-asian="10pt" style:font-name-complex="Liberation Sans2" style:font-size-complex="10pt"/>
    </style:style>
    <style:style style:name="P21" style:family="paragraph" style:parent-style-name="Standard" style:list-style-name="L1">
      <loext:graphic-properties draw:fill="none" draw:fill-color="#dddddd"/>
      <style:paragraph-properties fo:background-color="transparent"/>
      <style:text-properties style:font-name="Liberation Sans1" fo:font-size="10pt" officeooo:rsid="0022b311" officeooo:paragraph-rsid="0022b311" style:font-size-asian="10pt" style:font-name-complex="Liberation Sans2" style:font-size-complex="10pt"/>
    </style:style>
    <style:style style:name="P22" style:family="paragraph" style:parent-style-name="Standard" style:list-style-name="L2">
      <loext:graphic-properties draw:fill="none" draw:fill-color="#dddddd"/>
      <style:paragraph-properties fo:background-color="transparent"/>
      <style:text-properties style:font-name="Liberation Sans" fo:font-size="10pt" officeooo:rsid="00269207" officeooo:paragraph-rsid="00269207" style:font-size-asian="8.75pt" style:font-size-complex="10pt"/>
    </style:style>
    <style:style style:name="P23" style:family="paragraph" style:parent-style-name="Standard">
      <style:text-properties style:font-name="Liberation Sans" fo:font-size="10pt" officeooo:rsid="001a9b97" officeooo:paragraph-rsid="001a9b97" style:font-size-asian="8.75pt" style:font-size-complex="10pt"/>
    </style:style>
    <style:style style:name="P24" style:family="paragraph" style:parent-style-name="Standard">
      <style:text-properties style:font-name="Liberation Sans" fo:font-size="10pt" officeooo:rsid="001a9b97" officeooo:paragraph-rsid="002a0911" style:font-size-asian="8.75pt" style:font-size-complex="10pt"/>
    </style:style>
    <style:style style:name="P25" style:family="paragraph" style:parent-style-name="Standard">
      <style:text-properties style:font-name="Liberation Sans" fo:font-size="10pt" officeooo:rsid="001b7b80" officeooo:paragraph-rsid="002a0911" style:font-size-asian="8.75pt" style:font-size-complex="10pt"/>
    </style:style>
    <style:style style:name="P26" style:family="paragraph" style:parent-style-name="Standard">
      <style:text-properties style:font-name="Liberation Sans" fo:font-size="10pt" officeooo:rsid="003150c7" officeooo:paragraph-rsid="003150c7" style:font-size-asian="8.75pt" style:font-size-complex="10pt"/>
    </style:style>
    <style:style style:name="P27" style:family="paragraph" style:parent-style-name="Standard" style:list-style-name="L7">
      <style:text-properties style:font-name="Liberation Sans" fo:font-size="10pt" officeooo:rsid="003150c7" officeooo:paragraph-rsid="003150c7" style:font-size-asian="8.75pt" style:font-size-complex="10pt"/>
    </style:style>
    <style:style style:name="P28" style:family="paragraph" style:parent-style-name="Standard" style:list-style-name="L7">
      <style:text-properties style:font-name="Liberation Sans" fo:font-size="10pt" officeooo:rsid="00317821" officeooo:paragraph-rsid="00317821" style:font-size-asian="8.75pt" style:font-size-complex="10pt"/>
    </style:style>
    <style:style style:name="P29" style:family="paragraph" style:parent-style-name="Standard">
      <loext:graphic-properties draw:fill="none" draw:fill-color="#dddddd"/>
      <style:paragraph-properties fo:margin-left="0in" fo:margin-right="0in" fo:text-indent="0in" style:auto-text-indent="false" fo:background-color="transparent"/>
      <style:text-properties style:font-name="Liberation Sans" fo:font-size="10pt" officeooo:rsid="001b7b80" officeooo:paragraph-rsid="002a0911" style:font-size-asian="8.75pt" style:font-size-complex="10pt"/>
    </style:style>
    <style:style style:name="P30" style:family="paragraph" style:parent-style-name="Standard">
      <loext:graphic-properties draw:fill="solid" draw:fill-color="#dddddd"/>
      <style:paragraph-properties fo:margin-left="0in" fo:margin-right="0in" fo:text-indent="0.1252in" style:auto-text-indent="false" fo:background-color="#dddddd"/>
      <style:text-properties style:font-name="Liberation Sans" officeooo:rsid="002a0911" officeooo:paragraph-rsid="002a0911"/>
    </style:style>
    <style:style style:name="P31" style:family="paragraph" style:parent-style-name="Standard" style:list-style-name="L6" style:master-page-name="">
      <loext:graphic-properties draw:fill="none"/>
      <style:paragraph-properties fo:margin-left="0.5in" fo:margin-right="0in" fo:text-indent="-0.25in" style:auto-text-indent="false" style:page-number="auto" fo:background-color="transparent"/>
      <style:text-properties officeooo:paragraph-rsid="002a0911"/>
    </style:style>
    <style:style style:name="P32" style:family="paragraph" style:parent-style-name="Standard" style:list-style-name="L6">
      <loext:graphic-properties draw:fill="none"/>
      <style:paragraph-properties fo:margin-left="0.5in" fo:margin-right="0in" fo:text-indent="-0.25in" style:auto-text-indent="false" fo:background-color="transparent"/>
      <style:text-properties style:font-name="Liberation Sans" fo:font-size="10pt" officeooo:paragraph-rsid="002a0911" style:font-size-asian="10pt" style:font-size-complex="10pt"/>
    </style:style>
    <style:style style:name="T1" style:family="text">
      <style:text-properties officeooo:rsid="001d006f"/>
    </style:style>
    <style:style style:name="T2" style:family="text">
      <style:text-properties officeooo:rsid="001e2bce"/>
    </style:style>
    <style:style style:name="T3" style:family="text">
      <style:text-properties officeooo:rsid="001f0667"/>
    </style:style>
    <style:style style:name="T4" style:family="text">
      <style:text-properties style:font-name="Liberation Sans1" style:font-size-asian="10pt" style:font-name-complex="Liberation Sans2"/>
    </style:style>
    <style:style style:name="T5" style:family="text">
      <style:text-properties style:font-name="Liberation Sans1" officeooo:rsid="001f0667" style:font-size-asian="10pt" style:font-name-complex="Liberation Sans2"/>
    </style:style>
    <style:style style:name="T6" style:family="text">
      <style:text-properties officeooo:rsid="0020ce70"/>
    </style:style>
    <style:style style:name="T7" style:family="text">
      <style:text-properties officeooo:rsid="002106a1"/>
    </style:style>
    <style:style style:name="T8" style:family="text">
      <style:text-properties officeooo:rsid="0022b311"/>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28667c"/>
    </style:style>
    <style:style style:name="T12" style:family="text">
      <style:text-properties style:text-position="super 58%" officeooo:rsid="002a0911"/>
    </style:style>
    <style:style style:name="T13" style:family="text">
      <style:text-properties style:text-position="super 58%" officeooo:rsid="002ce77b"/>
    </style:style>
    <style:style style:name="T14" style:family="text">
      <style:text-properties officeooo:rsid="002a1038"/>
    </style:style>
    <style:style style:name="T15" style:family="text">
      <style:text-properties style:font-name="Liberation Sans" fo:font-size="10pt" fo:font-weight="bold" officeooo:rsid="002a0911" style:font-size-asian="8.75pt" style:font-weight-asian="bold" style:font-size-complex="10pt" style:font-weight-complex="bold"/>
    </style:style>
    <style:style style:name="T16" style:family="text">
      <style:text-properties style:font-name="Liberation Sans" fo:font-size="10pt" fo:font-weight="normal" officeooo:rsid="002a0911" style:font-size-asian="8.75pt" style:font-weight-asian="normal" style:font-size-complex="10pt" style:font-weight-complex="normal"/>
    </style:style>
    <style:style style:name="T17" style:family="text">
      <style:text-properties officeooo:rsid="002b9d70"/>
    </style:style>
    <style:style style:name="T18" style:family="text">
      <style:text-properties officeooo:rsid="002ce77b"/>
    </style:style>
    <style:style style:name="T19" style:family="text">
      <style:text-properties officeooo:rsid="003178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DCVD Roadmap</text:p>
      <text:p text:style-name="P1"/>
      <text:p text:style-name="P4">Automated, browser-based, testing <text:span text:style-name="T6">(ABT)</text:span></text:p>
      <text:p text:style-name="P19"/>
      <text:p text:style-name="P9">Although unit testing ensures that a small chunk of code is functioning properly, it’s quite possible that all of the units are not operating correctly together.</text:p>
      <text:p text:style-name="P9"/>
      <text:p text:style-name="P10">Let’s presume that we have Apex classes Alpha, Beta, Charlie, and Delta that are involved in a sequential, <text:span text:style-name="T2">multi-transaction</text:span> process, and all <text:span text:style-name="T2">class</text:span> have <text:span text:style-name="T2">corresponding</text:span> unit tests that prov<text:span text:style-name="T2">ing</text:span> <text:span text:style-name="T2">it’</text:span>s functioning properly as the developer understood. <text:s/>But let’s presume that Charlie returns the amount of tax for the supplied value, but the overall business process is expecting the return to be the supplied value plus the amount of tax. <text:s/><text:span text:style-name="T2">And let’s also presume that </text:span>all of the combined SOQL and DML operations in the overall sequence exceeds Salesforce governor limits. <text:s/><text:span text:style-name="T2">Granted this is a very simplistic example, that could be overcome differently, but work with me for the sake of demonstration.</text:span></text:p>
      <text:p text:style-name="P11"/>
      <text:p text:style-name="P13">First of all if we wrote an Apex unit test that walks through the <text:span text:style-name="T1">sequential, </text:span>multi-transaction<text:span text:style-name="T1"> process involving all 4 classes</text:span> (really an integration test), we’d encounter an exception for exceeding Salesforce governor limits. <text:s/>If we could somehow bypass those limits, <text:span text:style-name="T3">still </text:span>Delta would either experience an exception or generate an incorrect result because of Charlie’s misunderstood logic. <text:s/>U<text:span text:style-name="T1">nit testing cannot assert that we’re reasonably close to the intended target. <text:s/>Without integration testing, this flaw would be deployed to Prod., and during the first bit of usage, the users would likely curse the developers. <text:s/>Not a good day for us.</text:span></text:p>
      <text:p text:style-name="P12"/>
      <text:p text:style-name="P12">A<text:span text:style-name="T6">BT</text:span> uses the system in the same context as real users. <text:s/><text:span text:style-name="T3">Browser-based drivers along with DOM-saavy scripts can navigate to pages, enter values, click buttons, and analyze results to ensure the whole </text:span><text:span text:style-name="T4">sequential, multi-transaction process </text:span><text:span text:style-name="T5">is functioning as expected. <text:s/>The integration test would not encounter the Salesforce governor limits because each step of the process is a single user transaction, and the final results validation would fail for either the exception or incorrect value.</text:span></text:p>
      <text:p text:style-name="P17"/>
      <text:p text:style-name="P18">Key needs:</text:p>
      <text:list xml:id="list3504712894" text:style-name="L1">
        <text:list-item>
          <text:p text:style-name="P20">Easy script generation. <text:s/><text:span text:style-name="T8">Able to record test developer interaction with a browser.</text:span></text:p>
        </text:list-item>
        <text:list-item>
          <text:p text:style-name="P21">Manually extensible tests. <text:s/>Able to extend tests for more robust scenarios or implementation. <text:s/>For instance, enabling the execution of the same test with different inputs and expected outputs, e.g. running a test with different profiles or test data.</text:p>
        </text:list-item>
        <text:list-item>
          <text:p text:style-name="P20">Connectable with git or GitHub.</text:p>
        </text:list-item>
        <text:list-item>
          <text:p text:style-name="P20">Connectivity with Jenkins or other release-management tools.</text:p>
        </text:list-item>
        <text:list-item>
          <text:p text:style-name="P21">Easy for less-experienced QA engineers to operate.</text:p>
        </text:list-item>
        <text:list-item>
          <text:p text:style-name="P21">Provides informational reports of composite test execution.</text:p>
        </text:list-item>
      </text:list>
      <text:p text:style-name="P8"/>
      <text:p text:style-name="P7">Cull integration testing from Apex</text:p>
      <text:p text:style-name="P19"/>
      <text:p text:style-name="P14">Many of the Apex test classes have tests that do not exclusively target a single class, which is the general intent of “unit testing”. <text:s/>Being more functional in nature and encompassing many user transactions, ABT should be used for storing and executing such tests.</text:p>
      <text:p text:style-name="P8"/>
      <text:p text:style-name="P6">FFLIB expansion</text:p>
      <text:p text:style-name="P19"/>
      <text:p text:style-name="P14">Continue to replace disparate SOQL queries with selectors.</text:p>
      <text:p text:style-name="P14"/>
      <text:p text:style-name="P14">Adopt FFLIB unit-of-work functionality for DML operations.</text:p>
      <text:p text:style-name="P14"/>
      <text:p text:style-name="P14">Utilize FFLIB domain design for containment of logical entity functionality. <text:s/>Generally speaking, Account, Segment, ADCVD Order, etc. custom objects are the quintessential examples of domain encapsulation, but greater or lesser scopes are quite acceptable as logical domains.</text:p>
      <text:p text:style-name="P14"/>
      <text:p text:style-name="P14">Adopt FFLIB service pattern as the gateway or API to all external interactions.</text:p>
      <text:p text:style-name="P8"/>
      <text:p text:style-name="P6">Implement better designs</text:p>
      <text:p text:style-name="P19"><text:soft-page-break/></text:p>
      <text:p text:style-name="P14">FFLIB is not the end all or be all of enterprise architecture. <text:s/><text:span text:style-name="T14">W</text:span>henever <text:span text:style-name="T14">one feels </text:span>the urge to copy and paste code occurs, <text:span text:style-name="T14">consideration should be given to a possible</text:span> design pattern instead. <text:s/>DRY; do not repeat yourself.</text:p>
      <text:p text:style-name="P14"/>
      <text:p text:style-name="P15">Keep SOLID<text:span text:style-name="T12">1</text:span> principles in mind. <text:s/>Always.</text:p>
      <text:p text:style-name="P15"/>
      <text:p text:style-name="P15">Maintaining technical debt in the software industry is a growing and monumental challenge. <text:s/>Encourage the stakeholders to <text:span text:style-name="T9">invest in the future</text:span><text:span text:style-name="T10">. <text:s/>A reasonable amount of time invested in properly designing software reaps greater and greater reward the long an applications exists and the more the customer wants to extend it with more robust or additional features.</text:span></text:p>
      <text:p text:style-name="P14"/>
      <text:p text:style-name="P15">Other warning signs that should warrant consideration of design patterns:</text:p>
      <text:list xml:id="list2832158887" text:style-name="L2">
        <text:list-item>
          <text:p text:style-name="P22">Really long classes.</text:p>
        </text:list-item>
        <text:list-item>
          <text:p text:style-name="P22">Really long methods.</text:p>
        </text:list-item>
        <text:list-item>
          <text:p text:style-name="P22">Logic that changes under subtly different conditions.</text:p>
        </text:list-item>
        <text:list-item>
          <text:p text:style-name="P22">Code that is difficult for a comparable peer to understand.</text:p>
        </text:list-item>
      </text:list>
      <text:p text:style-name="P8"/>
      <text:p text:style-name="P5">Refactor classes with unrelated dependencies<text:span text:style-name="T13">2,3</text:span></text:p>
      <text:p text:style-name="P19"/>
      <text:p text:style-name="P16">Upon a recent test of this process, it was discovered that the TestUtils class has been used by other product teams for their testing purposes, which has added numerous unwanted dependencies to ADCVD. <text:s/>Therefore, one of the first activities will be creating an ADCVD test utilities class – or usage of a more architecturally sound design for test data construction – that is <text:span text:style-name="T11">exclusive</text:span> to ADCVD.</text:p>
      <text:p text:style-name="P8"/>
      <text:p text:style-name="P5">Transition to SFDX</text:p>
      <text:p text:style-name="P3"/>
      <text:p text:style-name="P3">Begin with segmenting the code into separation of concern groupings and analyzing the dependencies. <text:s/>At first, consider an FFLIB module and an ADCVD module, where ADCVD depends on FFLIB.</text:p>
      <text:p text:style-name="P3"/>
      <text:p text:style-name="P25">Knowing that FFLIB can be deployed to an empty scratch org, begin by testing whether ADCVD can be deployed to the same scratch org without compile errors, unit test failures, and <text:span text:style-name="T7">successful full regression testing.</text:span></text:p>
      <text:p text:style-name="P25"/>
      <text:p text:style-name="P26">Some initial feature grouping to consider:</text:p>
      <text:list xml:id="list1880689031" text:style-name="L7">
        <text:list-item>
          <text:p text:style-name="P27">FFLIB</text:p>
        </text:list-item>
        <text:list-item>
          <text:p text:style-name="P27">Common – <text:span text:style-name="T19">Generally functionality related to standard Salesforce objects – Account, Contacts, etc.</text:span></text:p>
        </text:list-item>
        <text:list-item>
          <text:p text:style-name="P27">Core ADCVD objects – <text:span text:style-name="T19">Case, Petition, Order, custom metadata, etc.</text:span></text:p>
        </text:list-item>
        <text:list-item>
          <text:p text:style-name="P28">Start breaking the remaining code into a few logical features, if feasible. <text:s/>It might be that one larger ADCVD feature is the optimal granularity here. <text:s/>A bit of experimentation would gather decision-worthy information.</text:p>
        </text:list-item>
      </text:list>
      <text:p text:style-name="P29"/>
      <text:p text:style-name="P30">References</text:p>
      <text:p text:style-name="P24"/>
      <text:list xml:id="list3942636879" text:style-name="L6">
        <text:list-item>
          <text:p text:style-name="P31"><text:span text:style-name="T15">SOLID Principles</text:span><text:span text:style-name="T16"> – </text:span><text:a xlink:type="simple" xlink:href="https://en.wikipedia.org/wiki/SOLID" text:style-name="Internet_20_link" text:visited-style-name="Visited_20_Internet_20_Link"><text:span text:style-name="T16">https://en.wikipedia.org/wiki/SOLID</text:span></text:a><text:span text:style-name="T16"> <text:s/>(Wikipedia)</text:span></text:p>
        </text:list-item>
        <text:list-item>
          <text:p text:style-name="P32"><text:span text:style-name="T9">MetadataComponentDependency (Pilot)</text:span> – <text:a xlink:type="simple" xlink:href="https://developer.salesforce.com/docs/atlas.en-us.api_tooling.meta/api_tooling/tooling_api_objects_metadatacomponentdependency.htm" text:style-name="Internet_20_link" text:visited-style-name="Visited_20_Internet_20_Link">https://developer.salesforce.com/docs/atlas.en-us.api_tooling.meta/api_tooling/tooling_api_objects_metadatacomponentdependency.htm</text:a> <text:span text:style-name="T17">(Salesforce)</text:span></text:p>
        </text:list-item>
        <text:list-item>
          <text:p text:style-name="P32"><text:span text:style-name="T9">Understand Your Org Shape via Visualization of Metadata Component Dependencies</text:span> – <text:a xlink:type="simple" xlink:href="https://www.salesforce.com/video/3596269/" text:style-name="Internet_20_link" text:visited-style-name="Visited_20_Internet_20_Link">https://www.salesforce.com/video/3596269/</text:a> <text:span text:style-name="T18">(Salesfor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ans" fo:font-family="'Liberation Sans'" style:font-family-generic="swiss" style:font-pitch="variable" fo:font-size="10pt" fo:font-weight="normal" style:font-size-asian="8.75pt" style:font-weight-asian="normal" style:font-size-complex="10pt"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4:56:16.056000000</meta:creation-date>
    <dc:date>2018-12-19T09:58:58.696000000</dc:date>
    <meta:editing-duration>PT4H2M7S</meta:editing-duration>
    <meta:editing-cycles>16</meta:editing-cycles>
    <meta:generator>LibreOffice/6.1.3.2$Windows_X86_64 LibreOffice_project/86daf60bf00efa86ad547e59e09d6bb77c699acb</meta:generator>
    <meta:document-statistic meta:table-count="0" meta:image-count="0" meta:object-count="0" meta:page-count="2" meta:paragraph-count="43" meta:word-count="881" meta:character-count="5938" meta:non-whitespace-character-count="5085"/>
  </office:meta>
</office:document-meta>
</file>